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527cm" style:use-optimal-column-width="false"/>
    </style:style>
    <style:style style:name="co2" style:family="table-column">
      <style:table-column-properties style:column-width="73.19cm" style:use-optimal-column-width="false"/>
    </style:style>
    <style:style style:name="co3" style:family="table-column">
      <style:table-column-properties style:column-width="75.136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151.73cm" style:use-optimal-column-width="false"/>
    </style:style>
    <style:style style:name="co6" style:family="table-column">
      <style:table-column-properties style:column-width="134.072cm" style:use-optimal-column-width="false"/>
    </style:style>
    <style:style style:name="co7" style:family="table-column">
      <style:table-column-properties style:column-width="7.906cm" style:use-optimal-column-width="false"/>
    </style:style>
    <style:style style:name="ro1" style:family="table-row">
      <style:table-row-properties style:row-height="15.535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paragraph-properties fo:text-align="center" fo:border="0.43pt solid #000000" style:text-autospace="none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fo:border="0.43pt solid #000000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fo:color="#ffffff" loext:opacity="100%"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5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6" style:family="table-cell">
      <loext:graphic-properties draw:textarea-vertical-align="middle" style:writing-mode="rl-tb"/>
      <style:paragraph-properties fo:text-align="justify" fo:text-align-last="justify" fo:border="0.43pt solid #000000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7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8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Tahoma" fo:font-size="200pt" style:font-name-asian="Liberation Serif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fo:text-align="center" fo:border="0.43pt solid #000000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10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200pt" style:font-size-asian="200pt" style:font-size-complex="200pt"/>
    </style:style>
    <style:style style:name="P1" style:family="paragraph">
      <style:paragraph-properties fo:text-align="center" style:text-autospace="none" style:writing-mode="rl-tb"/>
      <style:text-properties fo:color="#ffffff" loext:opacity="100%" style:font-name="Alvi Nastaleeq" fo:font-size="200pt" fo:font-weight="bold" style:font-name-asian="Liberation Serif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fo:color="#ffffff" loext:opacity="100%"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text-align="justify" fo:text-align-last="justify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5" style:family="paragraph">
      <style:paragraph-properties fo:text-align="center" style:text-autospace="none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P6" style:family="paragraph">
      <style:paragraph-properties fo:text-align="center" style:text-autospace="none" style:writing-mode="rl-tb"/>
      <style:text-properties style:font-name="Tahoma" fo:font-size="200pt" style:font-name-asian="Liberation Serif" style:font-size-asian="200pt" style:font-name-complex="Alvi Nastaleeq" style:font-size-complex="200pt"/>
    </style:style>
    <style:style style:name="P7" style:family="paragraph">
      <style:paragraph-properties fo:text-align="center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8" style:family="paragraph">
      <style:paragraph-properties fo:text-align="center" style:text-autospace="none"/>
      <style:text-properties style:font-name="Tahoma" fo:font-size="200pt" style:font-size-asian="200pt" style:font-size-complex="200pt"/>
    </style:style>
    <style:style style:name="T1" style:family="text">
      <style:text-properties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53.486cm" svg:height="158.2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 table:style-name="ce2">
                <text:p text:style-name="P1">تجھے دیکھ کے مر جائے نہ بیمار ہے صغری</text:p>
              </table:table-cell>
              <table:table-cell table:style-name="ce2">
                <text:p text:style-name="P1">اے چاند محرم کے تو بدلی میں چلا جا</text:p>
              </table:table-cell>
              <table:table-cell/>
              <table:table-cell table:style-name="ce3">
                <text:p text:style-name="P2">Aye chand muharram kai,<text:line-break/>tu badli mein chala jaa</text:p>
              </table:table-cell>
              <table:table-cell table:style-name="ce3">
                <text:p text:style-name="P2">Tujhay daikh kay mar jaye na,<text:line-break/>beemar hai Sughra</text:p>
              </table:table-cell>
              <table:table-cell table:style-name="ce4"/>
            </table:table-row>
            <table:table-row table:style-name="ro2" table:default-cell-style-name="ce5">
              <table:table-cell>
                <text:p text:style-name="P3">2</text:p>
              </table:table-cell>
              <table:table-cell table:style-name="ce6">
                <text:p text:style-name="P4">ملنے کے لئے بھائی، کو بے چین بڑی ہے<text:line-break/>کب سے علی اکبر کی، یہ راہوں میں کھڑی ہے<text:line-break/>بچھڑی ہے یہ مدت سے، اسے تو نہ نظر آ</text:p>
              </table:table-cell>
              <table:table-cell table:style-name="ce6">
                <text:p text:style-name="P4">گھر زہرا کا لٹنے کی خبر تُو نے سنائی<text:line-break/>تجھے دیکھ کے روتی ہے محرم میں خدائی<text:line-break/>چودہ سو برس بیتے هيں، سب کرتے ہیں شکوہ</text:p>
              </table:table-cell>
              <table:table-cell>
                <text:p text:style-name="P3">1</text:p>
              </table:table-cell>
              <table:table-cell table:style-name="ce7">
                <text:p text:style-name="P5"><text:span text:style-name="T1">Ghar Zahra ka lutne ki, khabar tu ne sunai</text:span><text:span text:style-name="T1"><text:line-break/></text:span><text:span text:style-name="T1">Tujhe dekh ke roti hai, muharram mein khudai</text:span><text:span text:style-name="T1"><text:line-break/></text:span><text:span text:style-name="T1">Chaudah sau baras beete hain, sab karte hain shikwa.</text:span></text:p>
              </table:table-cell>
              <table:table-cell table:style-name="ce7">
                <text:p text:style-name="P5"><text:span text:style-name="T1">Milne ke liye bhai, ko bechain bari hai</text:span><text:span text:style-name="T1"><text:line-break/></text:span><text:span text:style-name="T1">Kab se Ali Akbar ki ye, raahon mein khari hai</text:span><text:span text:style-name="T1"><text:line-break/></text:span><text:span text:style-name="T1">Bichri hai yeh muddat se, isse tu na nazar aa.</text:span></text:p>
              </table:table-cell>
              <table:table-cell>
                <text:p text:style-name="P3">2</text:p>
              </table:table-cell>
            </table:table-row>
            <table:table-row table:style-name="ro2" table:default-cell-style-name="ce5">
              <table:table-cell>
                <text:p text:style-name="P3">4</text:p>
              </table:table-cell>
              <table:table-cell table:style-name="ce6">
                <text:p text:style-name="P4">گن گن کے جو صغری نے یہ دن ہیں گزارے<text:line-break/>زندہ ہے تو اکبر کے وعدوں کے سہارے<text:line-break/>دن رات تڑپتی ہے اسے اور نہ تڑپا</text:p>
              </table:table-cell>
              <table:table-cell table:style-name="ce6">
                <text:p text:style-name="P4">ویران گھروں میں نہ اِسے نیند ہے آتی<text:line-break/>اکبر کی جدائی ہے اسے خون رلاتی<text:line-break/>قدموں کے نشاں ڈھانپ کے بیٹھی ہے سرِ راہ</text:p>
              </table:table-cell>
              <table:table-cell>
                <text:p text:style-name="P3">3</text:p>
              </table:table-cell>
              <table:table-cell table:style-name="ce7">
                <text:p text:style-name="P5"><text:span text:style-name="T1">Veeran gharon mein na, isse neend hai aati</text:span><text:span text:style-name="T1"><text:line-break/></text:span><text:span text:style-name="T1">Akbar ki judai hai, isse khoon rulati</text:span><text:span text:style-name="T1"><text:line-break/></text:span><text:span text:style-name="T1">Qadmon ke nishan dhanp ke, bethi hai sar-e-raah. </text:span></text:p>
              </table:table-cell>
              <table:table-cell table:style-name="ce7">
                <text:p text:style-name="P5"><text:span text:style-name="T1">Gin gin ke jo Sughra ne, yeh din hain guzare</text:span><text:span text:style-name="T1"><text:line-break/></text:span><text:span text:style-name="T1">Zinda hai tu Akbar ke, wadon ke sahare</text:span><text:span text:style-name="T1"><text:line-break/></text:span><text:span text:style-name="T1">Din raat tarapti hai, isse aur na tarpa. </text:span></text:p>
              </table:table-cell>
              <table:table-cell>
                <text:p text:style-name="P3">4</text:p>
              </table:table-cell>
            </table:table-row>
            <table:table-row table:style-name="ro2" table:default-cell-style-name="ce5">
              <table:table-cell>
                <text:p text:style-name="P3">6</text:p>
              </table:table-cell>
              <table:table-cell table:style-name="ce6">
                <text:p text:style-name="P4">قاصد کو دیا خط میں یہ پیغام لکھا کے<text:line-break/>اِک بار تو مل جا مجھے سینے سے لگا لے<text:line-break/>پتھراتی ہوئی نظریں کب دیکھیں گی چہرہ</text:p>
              </table:table-cell>
              <table:table-cell table:style-name="ce6">
                <text:p text:style-name="P4">بھیا کی جدائی میں پریشان ہے رہتی<text:line-break/>ہر روز یہ نانا کو رو رو کے ہے کہتی<text:line-break/>اکبر نہ ملا نانا میں مر جاؤں گی تنہا</text:p>
              </table:table-cell>
              <table:table-cell>
                <text:p text:style-name="P3">5</text:p>
              </table:table-cell>
              <table:table-cell table:style-name="ce7">
                <text:p text:style-name="P5"><text:span text:style-name="T1">Bhayya ki judai mein, pareshan hai rehti</text:span><text:span text:style-name="T1"><text:line-break/></text:span><text:span text:style-name="T1">Har roz yeh nana ko, ro ro ke hai kehti</text:span><text:span text:style-name="T1"><text:line-break/></text:span><text:span text:style-name="T1">Akbar na mila nana, main mar jaaungi tanha. </text:span></text:p>
              </table:table-cell>
              <table:table-cell table:style-name="ce7">
                <text:p text:style-name="P5"><text:span text:style-name="T1">Qasid ko diya khat mein, yeh paigham likhaa ke</text:span><text:span text:style-name="T1"><text:line-break/></text:span><text:span text:style-name="T1">Ik bar tu miljaa mujhe, seene se laga ke</text:span><text:span text:style-name="T1"><text:line-break/></text:span><text:span text:style-name="T1">Pathraati huwi nazrein, kab dekheingi chehra. </text:span></text:p>
              </table:table-cell>
              <table:table-cell>
                <text:p text:style-name="P3">6</text:p>
              </table:table-cell>
            </table:table-row>
            <table:table-row table:style-name="ro2" table:default-cell-style-name="ce5">
              <table:table-cell>
                <text:p text:style-name="P3">8</text:p>
              </table:table-cell>
              <table:table-cell table:style-name="ce6">
                <text:p text:style-name="P4">رونے نہیں دیتے مجھے راتوں کو مسلماں<text:line-break/>بیماری سے بے حال ہوں کچھ روز کی مہماں<text:line-break/>ہر سمت سے ہے مجھ کو اب موت نے گھیرا</text:p>
              </table:table-cell>
              <table:table-cell table:style-name="ce6">
                <text:p text:style-name="P4">وعدہ جو کیا بہن کو سینے سے لگا کے<text:line-break/>میں شادی کروں گا تو تیرے پاس ہی آکے<text:line-break/>میں سات محرم کو لوٹوں گا نہ گھبرا</text:p>
              </table:table-cell>
              <table:table-cell>
                <text:p text:style-name="P3">7</text:p>
              </table:table-cell>
              <table:table-cell table:style-name="ce7">
                <text:p text:style-name="P5"><text:span text:style-name="T1">Waadaa jo kiya behan ko, seene se laga ke</text:span><text:span text:style-name="T1"><text:line-break/></text:span><text:span text:style-name="T1">Main shadi karon ga to, tere paas hi aa ke</text:span><text:span text:style-name="T1"><text:line-break/></text:span><text:span text:style-name="T1">Main saat muharram ko, lautunga na ghabra.</text:span></text:p>
              </table:table-cell>
              <table:table-cell table:style-name="ce7">
                <text:p text:style-name="P5"><text:span text:style-name="T1">Rone nahi dete mujhe, raton ko musalmaan</text:span><text:span text:style-name="T1"><text:line-break/></text:span><text:span text:style-name="T1">Bemari se be-haal hoon, kuch roz ki mehmaan</text:span><text:span text:style-name="T1"><text:line-break/></text:span><text:span text:style-name="T1">Har simt se hai mujh ko, ab maut ne ghaira. </text:span></text:p>
              </table:table-cell>
              <table:table-cell>
                <text:p text:style-name="P3">8</text:p>
              </table:table-cell>
            </table:table-row>
            <table:table-row table:style-name="ro2" table:default-cell-style-name="ce6">
              <table:table-cell table:style-name="ce8">
                <text:p text:style-name="P6">10</text:p>
              </table:table-cell>
              <table:table-cell>
                <text:p text:style-name="P4">صغری کے نصیبوں میں رونا ہی لکھا ہے<text:line-break/>سردار معصومہ کو ملی کیسی سزا ہے<text:line-break/>خط آیا نہ اکبر کا روتی رہی صغری</text:p>
              </table:table-cell>
              <table:table-cell>
                <text:p text:style-name="P4">بہنوں کا تو بھائیوں سے رشتہ ہی عجب ہے<text:line-break/>تم بھول گئے مجھ کو یہ کیسا غضب ہے<text:line-break/>اس آس پر زندہ ہوں دیکھوں تیرا سہرا</text:p>
              </table:table-cell>
              <table:table-cell table:style-name="ce9">
                <text:p text:style-name="P7">9</text:p>
              </table:table-cell>
              <table:table-cell table:style-name="ce7">
                <text:p text:style-name="P5"><text:span text:style-name="T1">Behnon ka to bhaiyon se, rishta hi ajab hai</text:span><text:span text:style-name="T1"><text:line-break/></text:span><text:span text:style-name="T1">Tum bhul gaye mujhko, yeh kaisa ghazab hai</text:span><text:span text:style-name="T1"><text:line-break/></text:span><text:span text:style-name="T1">Iss aas pe zinda hoon, dekhun tera sehra.</text:span></text:p>
              </table:table-cell>
              <table:table-cell table:style-name="ce7">
                <text:p text:style-name="P5"><text:span text:style-name="T1">Sughra ke naseebon mein, rona hi likha hai</text:span><text:span text:style-name="T1"><text:line-break/></text:span><text:span text:style-name="T1">:sardar: masooma ko, mili kaisi saza hai</text:span><text:span text:style-name="T1"><text:line-break/></text:span><text:span text:style-name="T1">Khat aaya na akbar ka, roti rahi Sughra.</text:span></text:p>
              </table:table-cell>
              <table:table-cell table:style-name="ce10">
                <text:p text:style-name="P8">1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53.49cm" fo:page-height="158.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57:21.502118400</dc:date>
    <meta:editing-duration>PT39M33S</meta:editing-duration>
    <meta:editing-cycles>7</meta:editing-cycles>
    <meta:generator>LibreOffice/25.2.4.3$Windows_X86_64 LibreOffice_project/33e196637044ead23f5c3226cde09b47731f7e27</meta:generator>
    <meta:document-statistic meta:object-count="1"/>
  </office:meta>
</office:document-meta>
</file>